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3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eeeeee" style:vertical-align="middle"/>
    </style:style>
    <style:style style:name="ce4" style:family="table-cell" style:parent-style-name="Default">
      <style:table-cell-properties fo:background-color="#dddddd" style:vertical-align="middl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number-columns-repeated="4"/>
          <table:table-cell table:style-name="ce1" office:value-type="string" calcext:value-type="string">
            <text:p>compratore</text:p>
          </table:table-cell>
          <table:table-cell table:style-name="ce1" office:value-type="string" calcext:value-type="string">
            <text:p>prezzo</text:p>
          </table:table-cell>
          <table:table-cell/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Nominativ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an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 MATCH([.G2];[.$A$1:.$A$5])" office:value-type="float" office:value="2" calcext:value-type="float">
            <text:p>2</text:p>
          </table:table-cell>
          <table:table-cell table:formula="of:= INDEX([.$A$1:.$B$5]; [.J2];2)" office:value-type="string" office:string-value="Gianni" calcext:value-type="string">
            <text:p>Gian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 MATCH([.G3];[.$A$1:.$A$5])" office:value-type="float" office:value="3" calcext:value-type="float">
            <text:p>3</text:p>
          </table:table-cell>
          <table:table-cell table:formula="of:= INDEX([.$A$1:.$B$5]; [.J3];2)" office:value-type="string" office:string-value="Marco" calcext:value-type="string">
            <text:p>Marc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 MATCH([.G4];[.$A$1:.$A$5])" office:value-type="float" office:value="2" calcext:value-type="float">
            <text:p>2</text:p>
          </table:table-cell>
          <table:table-cell table:formula="of:= INDEX([.$A$1:.$B$5]; [.J4];2)" office:value-type="string" office:string-value="Gianni" calcext:value-type="string">
            <text:p>Giann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 MATCH([.G5];[.$A$1:.$A$5])" office:value-type="float" office:value="5" calcext:value-type="float">
            <text:p>5</text:p>
          </table:table-cell>
          <table:table-cell table:formula="of:= INDEX([.$A$1:.$B$5]; [.J5];2)" office:value-type="string" office:string-value="Franco" calcext:value-type="string">
            <text:p>Franco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 MATCH([.G6];[.$A$1:.$A$5])" office:value-type="float" office:value="4" calcext:value-type="float">
            <text:p>4</text:p>
          </table:table-cell>
          <table:table-cell table:formula="of:= INDEX([.$A$1:.$B$5]; [.J6];2)" office:value-type="string" office:string-value="Luca" calcext:value-type="string">
            <text:p>Luca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11"/>
          <table:table-cell table:style-name="ce3" office:value-type="string" calcext:value-type="string">
            <text:p>Match richiede:  </text:p>
            <text:p/>
            <text:p>1: l’ID della tabella attuale, </text:p>
            <text:p>2: la colonna ASSOLUTA degli ID dell’altra tabella</text:p>
            <text:p/>
          </table:table-cell>
        </table:table-row>
        <table:table-row table:style-name="ro3">
          <table:table-cell table:number-columns-repeated="11"/>
          <table:table-cell table:style-name="ce4" office:value-type="string" calcext:value-type="string">
            <text:p>Index richiede:</text:p>
            <text:p/>
            <text:p>1: L’altra tabella intera(assoluta!)</text:p>
            <text:p>2: La posizione calcolata da Match (la riga)</text:p>
            <text:p>3: il numero di colonna di interesse.</text:p>
          </table:table-cell>
        </table:table-row>
      </table:table>
      <table:table table:name="ordini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mpratore</text:p>
          </table:table-cell>
          <table:table-cell table:style-name="ce1" office:value-type="string" calcext:value-type="string">
            <text:p>prezzo</text:p>
          </table:table-cell>
          <table:table-cell table:style-name="ce2" office:value-type="string" calcext:value-type="string">
            <text:p>no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NDEX([$Sheet1.$A$2:.$B$5];MATCH([.A2];[$Sheet1.$A$2:.$A$5]);2)" office:value-type="string" office:string-value="Gianni" calcext:value-type="string">
            <text:p>Gian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NDEX([$Sheet1.$A$2:.$B$5];MATCH([.A3];[$Sheet1.$A$2:.$A$5]);2)" office:value-type="string" office:string-value="Marco" calcext:value-type="string">
            <text:p>Marc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formula="of:=INDEX([$Sheet1.$A$2:.$B$5];MATCH([.A4];[$Sheet1.$A$2:.$A$5]);2)" office:value-type="string" office:string-value="Gianni" calcext:value-type="string">
            <text:p>Gian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INDEX([$Sheet1.$A$2:.$B$5];MATCH([.A5];[$Sheet1.$A$2:.$A$5]);2)" office:value-type="string" office:string-value="Franco" calcext:value-type="string">
            <text:p>Franc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INDEX([$Sheet1.$A$2:.$B$5];MATCH([.A6];[$Sheet1.$A$2:.$A$5]);2)" office:value-type="string" office:string-value="Luca" calcext:value-type="string">
            <text:p>Luca</text:p>
          </table:table-cell>
        </table:table-row>
      </table:table>
      <table:table table:name="Pivot Table_ordini_1" table:style-name="ta1">
        <table:shapes>
          <draw:frame draw:z-index="0" draw:style-name="gr1" draw:text-style-name="P1" svg:width="15.997cm" svg:height="9.005cm" svg:x="6.883cm" svg:y="1.19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ce11"/>
        <table:table-row table:style-name="ro1">
          <table:table-cell table:style-name="ce5" office:value-type="string" calcext:value-type="string">
            <text:p>nome</text:p>
          </table:table-cell>
          <table:table-cell table:style-name="ce9" office:value-type="string" calcext:value-type="string">
            <text:p>Sum - prezzo</text:p>
          </table:table-cell>
        </table:table-row>
        <table:table-row table:style-name="ro1">
          <table:table-cell table:style-name="ce6" office:value-type="string" calcext:value-type="string">
            <text:p>Franco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anni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table:style-name="ce12" office:value-type="float" office:value="70" calcext:value-type="float">
            <text:p>70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627" calcext:value-type="float">
            <text:p>627</text:p>
          </table:table-cell>
        </table:table-row>
      </table:table>
      <table:named-expressions/>
      <table:data-pilot-tables>
        <table:data-pilot-table table:name="DataPilot1" table:application-data="" table:target-range-address="'Pivot Table_ordini_1'.A1:'Pivot Table_ordini_1'.B6" table:buttons="'Pivot Table_ordini_1'.A1" table:show-filter-button="false" table:drill-down-on-double-click="false">
          <table:source-cell-range table:cell-range-address="ordini.A1:ordini.C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" table:orientation="row" table:used-hierarchy="0" table:function="auto">
            <table:data-pilot-level table:show-empty="false" calcext:repeat-item-labels="false">
              <table:data-pilot-members>
                <table:data-pilot-member table:name="Franco" table:display="true" table:show-details="true"/>
                <table:data-pilot-member table:name="Gianni" table:display="true" table:show-details="true"/>
                <table:data-pilot-member table:name="Luca" table:display="true" table:show-details="true"/>
                <table:data-pilot-member table:name="Marc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zzo" table:orientation="data" table:used-hierarchy="0" table:function="sum">
            <table:data-pilot-level table:show-empty="false" calcext:repeat-item-labels="false">
              <table:data-pilot-members>
                <table:data-pilot-member table:name="23" table:display="true" table:show-details="true"/>
                <table:data-pilot-member table:name="7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3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9:31:13.211000000</meta:creation-date>
    <dc:date>2022-08-06T19:57:17.681000000</dc:date>
    <meta:editing-duration>PT15M43S</meta:editing-duration>
    <meta:editing-cycles>2</meta:editing-cycles>
    <meta:generator>LibreOffice/7.2.0.4$Windows_X86_64 LibreOffice_project/9a9c6381e3f7a62afc1329bd359cc48accb6435b</meta:generator>
    <meta:document-statistic meta:table-count="3" meta:cell-count="6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bar" chart:style-name="ch1">
        <chart:legend chart:legend-position="end" svg:x="13.189cm" svg:y="2.952cm" style:legend-expansion="high" chart:style-name="ch2"/>
        <chart:plot-area chart:style-name="ch3" table:cell-range-address="PivotChart" chart:data-source-has-labels="column" svg:x="0.319cm" svg:y="0.18cm" svg:width="12.551cm" svg:height="7.746cm">
          <chart:coordinate-region svg:x="1.126cm" svg:y="0.38cm" svg:width="11.744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nco</text:p>
                <draw:g>
                  <svg:desc>PT@categories</svg:desc>
                </draw:g>
              </table:table-cell>
              <table:table-cell office:value-type="float" office:value="100">
                <text:p>1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ianni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Luca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Marco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